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>
  <semantics>
    <mtable>
      <mtr>
        <mtd>
          <mrow>
            <mrow>
              <msub>
                <mi>R</mi>
                <mrow>
                  <mi mathvariant="italic">raw</mi>
                  <mi mathvariant="italic">gas</mi>
                </mrow>
              </msub>
              <mo stretchy="false">=</mo>
              <mi>f</mi>
            </mrow>
            <mrow>
              <mo fence="true" stretchy="false">(</mo>
              <mrow>
                <mrow>
                  <mi mathvariant="italic">aH</mi>
                  <mi>,</mi>
                  <mi mathvariant="italic">Temp</mi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sub>
              <mi>R</mi>
              <mi mathvariant="italic">prediction</mi>
            </msub>
            <mo stretchy="false">=</mo>
            <mrow>
              <mi>δ</mi>
              <mo stretchy="false">+</mo>
              <mrow>
                <msub>
                  <mi>α</mi>
                  <mn>1</mn>
                </msub>
                <mo stretchy="false">∗</mo>
                <mi mathvariant="italic">aH</mi>
              </mrow>
              <mo stretchy="false">+</mo>
              <mrow>
                <msub>
                  <mi>β</mi>
                  <mn>1</mn>
                </msub>
                <mo stretchy="false">∗</mo>
                <mi mathvariant="italic">Temp</mi>
              </mrow>
            </mrow>
          </mrow>
        </mtd>
      </mtr>
      <mtr>
        <mtd>
          <mrow/>
        </mtd>
      </mtr>
      <mtr>
        <mtd>
          <mrow>
            <msub>
              <mi>R</mi>
              <mrow>
                <mi mathvariant="italic">raw</mi>
                <mi mathvariant="italic">gas</mi>
              </mrow>
            </msub>
            <mo stretchy="false">=</mo>
            <mrow>
              <mi>δ</mi>
              <mo stretchy="false">+</mo>
              <mrow>
                <msub>
                  <mi>α</mi>
                  <mn>1</mn>
                </msub>
                <mo stretchy="false">∗</mo>
                <mi mathvariant="italic">aH</mi>
              </mrow>
              <mo stretchy="false">+</mo>
              <mrow>
                <msub>
                  <mi>β</mi>
                  <mn>1</mn>
                </msub>
                <mo stretchy="false">∗</mo>
                <mi mathvariant="italic">Temp</mi>
              </mrow>
              <mo stretchy="false">+</mo>
              <msub>
                <mi>R</mi>
                <mi mathvariant="italic">residuum</mi>
              </msub>
            </mrow>
          </mrow>
        </mtd>
      </mtr>
      <mtr>
        <mtd>
          <mrow/>
        </mtd>
      </mtr>
      <mtr>
        <mtd>
          <mrow>
            <msub>
              <mi>R</mi>
              <mi mathvariant="italic">corrected</mi>
            </msub>
            <mo stretchy="false">=</mo>
            <msub>
              <mi>R</mi>
              <mi mathvariant="italic">residuum</mi>
            </msub>
            <mo stretchy="false">=</mo>
            <mrow>
              <msub>
                <mi>R</mi>
                <mrow>
                  <mi mathvariant="italic">raw</mi>
                  <mi mathvariant="italic">gas</mi>
                </mrow>
              </msub>
              <mo stretchy="false">−</mo>
              <msub>
                <mi>R</mi>
                <mi mathvariant="italic">prediction</mi>
              </msub>
            </mrow>
          </mrow>
        </mtd>
      </mtr>
      <mtr>
        <mtd>
          <mrow/>
        </mtd>
      </mtr>
      <mtr>
        <mtd>
          <mrow>
            <mrow>
              <msub>
                <mi>R</mi>
                <mi mathvariant="italic">min</mi>
              </msub>
              <mo stretchy="false">=</mo>
              <mi mathvariant="italic">min</mi>
            </mrow>
            <mrow>
              <mo fence="true" stretchy="false">(</mo>
              <mrow>
                <msub>
                  <mi>R</mi>
                  <mi mathvariant="italic">corrected</mi>
                </msub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sub>
                <mi>R</mi>
                <mi mathvariant="italic">max</mi>
              </msub>
              <mo stretchy="false">=</mo>
              <mi mathvariant="italic">max</mi>
            </mrow>
            <mrow>
              <mo fence="true" stretchy="false">(</mo>
              <mrow>
                <msub>
                  <mi>R</mi>
                  <mi mathvariant="italic">corrected</mi>
                </msub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sub>
                <mi>R</mi>
                <mrow>
                  <mi mathvariant="italic">normalized</mi>
                  <mi mathvariant="italic">corrected</mi>
                </mrow>
              </msub>
              <mo stretchy="false">=</mo>
              <mi mathvariant="italic">max</mi>
            </mrow>
            <mrow>
              <mrow>
                <mo fence="true" stretchy="false">(</mo>
                <mrow>
                  <mrow>
                    <mfrac>
                      <mrow>
                        <mo fence="true" stretchy="false">(</mo>
                        <mrow>
                          <mrow>
                            <msub>
                              <mi>R</mi>
                              <mi mathvariant="italic">corrected</mi>
                            </msub>
                            <mo stretchy="false">−</mo>
                            <msub>
                              <mi>R</mi>
                              <mi mathvariant="italic">min</mi>
                            </msub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sub>
                              <mi>R</mi>
                              <mi mathvariant="italic">max</mi>
                            </msub>
                            <mo stretchy="false">−</mo>
                            <msub>
                              <mi>R</mi>
                              <mi mathvariant="italic">min</mi>
                            </msub>
                          </mrow>
                        </mrow>
                        <mo fence="true" stretchy="false">)</mo>
                      </mrow>
                    </mfrac>
                    <mi>,</mi>
                    <mi>ϵ</mi>
                  </mrow>
                </mrow>
                <mo fence="true" stretchy="false">)</mo>
              </mrow>
              <mo stretchy="false">∗</mo>
              <mn>100.0</mn>
            </mrow>
            <mi>;</mi>
            <mrow>
              <mi>ϵ</mi>
              <mo stretchy="false">=</mo>
              <mn>0.0001</mn>
            </mrow>
          </mrow>
        </mtd>
      </mtr>
      <mtr>
        <mtd>
          <mrow/>
        </mtd>
      </mtr>
      <mtr>
        <mtd>
          <mrow>
            <mi mathvariant="italic">air</mi>
            <mi mathvariant="italic">quality</mi>
            <mrow>
              <mi mathvariant="italic">level</mi>
              <mo stretchy="false">=</mo>
              <mrow>
                <mn>2</mn>
                <mo stretchy="false">−</mo>
                <msub>
                  <mi>log</mi>
                  <mn>10</mn>
                </msub>
              </mrow>
            </mrow>
            <mrow>
              <mo fence="true" stretchy="false">(</mo>
              <mrow>
                <msub>
                  <mi>R</mi>
                  <mrow>
                    <mi mathvariant="italic">normalized</mi>
                    <mi mathvariant="italic">corrected</mi>
                  </mrow>
                </msub>
              </mrow>
              <mo fence="true" stretchy="false">)</mo>
            </mrow>
            <mi>;</mi>
            <mi mathvariant="italic">air</mi>
            <mi mathvariant="italic">quality</mi>
            <mrow>
              <mi mathvariant="italic">level</mi>
              <mo stretchy="false">=</mo>
              <mn>0.</mn>
            </mrow>
            <mn>.4</mn>
          </mrow>
        </mtd>
      </mtr>
    </mtable>
    <annotation encoding="StarMath 5.0">R_{raw gas} = f(aH, Temp)
newline
newline
R_{prediction} = %delta + %alpha_{1} * aH + %beta_{1} * Temp
newline
newline
R_{raw gas} = %delta + %alpha_{1} * aH + %beta_{1} * Temp + R_{residuum} 
newline
newline
R_{corrected} = R_{residuum} = R_{raw gas} - R_{prediction}
newline
newline
R_{min}=min( R_{corrected})
newline
newline
R_{max}=max( R_{corrected})
newline
newline
R_{normalized corrected} = max({(R_{corrected}-R_{min})} over {(R_{max}-R_{min})}, %epsilon)  * 100.0; %epsilon = 0.0001
newline
newline
air quality level = 2-log_10(R_{normalized corrected} ) ; air quality level = 0..4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6T16:01:20.294095368</meta:creation-date>
    <dc:date>2020-10-06T17:15:43.755283962</dc:date>
    <meta:editing-duration>PT20M12S</meta:editing-duration>
    <meta:editing-cycles>6</meta:editing-cycles>
    <meta:generator>LibreOffice/6.0.7.3$Linux_X86_64 LibreOffice_project/00m0$Build-3</meta:generator>
  </office:meta>
</office:document-meta>
</file>